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Times New Roman" fo:font-size="14pt" fo:font-style="italic" fo:font-weight="bold" officeooo:paragraph-rsid="00060268" style:font-name-asian="Arial-BoldItalicMT" style:font-size-asian="14pt" style:font-style-asian="italic" style:font-weight-asian="bold" style:font-name-complex="Arial-BoldItalicMT" style:font-size-complex="14pt" style:font-style-complex="italic" style:font-weight-complex="bold"/>
    </style:style>
    <style:style style:name="P2" style:family="paragraph" style:parent-style-name="Standard">
      <style:text-properties style:font-name="Times New Roman" fo:font-size="14pt" fo:font-weight="normal" officeooo:rsid="00147e77" officeooo:paragraph-rsid="00060268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060268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 style:list-style-name="L1">
      <style:text-properties style:font-name="Times New Roman" fo:font-size="12pt" fo:font-style="normal" fo:font-weight="bold" officeooo:rsid="00147e77" officeooo:paragraph-rsid="00060268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 style:list-style-name="L1">
      <style:text-properties style:font-name="Times New Roman" fo:font-size="12pt" fo:font-style="normal" fo:font-weight="bold" officeooo:rsid="0017b1d4" officeooo:paragraph-rsid="00060268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 style:list-style-name="L1">
      <style:text-properties style:font-name="Times New Roman" fo:font-size="12pt" fo:font-style="normal" fo:font-weight="normal" officeooo:rsid="00162300" officeooo:paragraph-rsid="0006026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Times New Roman" fo:font-size="12pt" fo:font-weight="bold" officeooo:rsid="0017b1d4" officeooo:paragraph-rsid="00060268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Times New Roman" fo:font-size="12pt" fo:font-weight="bold" officeooo:rsid="00147e77" officeooo:paragraph-rsid="00060268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style:font-name="Times New Roman" fo:font-size="12pt" fo:font-weight="bold" officeooo:paragraph-rsid="00060268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text-properties style:font-name="Times New Roman" fo:font-size="12pt" fo:font-weight="bold" officeooo:rsid="00162300" officeooo:paragraph-rsid="00060268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2pt" fo:font-weight="bold" officeooo:paragraph-rsid="00060268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style:font-name="Times New Roman" fo:font-size="12pt" fo:font-weight="bold" officeooo:rsid="0017a764" officeooo:paragraph-rsid="00060268" style:font-name-asian="TimesNewRomanPSMT" style:font-size-asian="12pt" style:font-weight-asian="bold" style:font-name-complex="TimesNewRomanPSMT" style:font-size-complex="12pt" style:font-weight-complex="bold"/>
    </style:style>
    <style:style style:name="P13" style:family="paragraph" style:parent-style-name="Standard">
      <style:text-properties style:font-name="Times New Roman" fo:font-size="12pt" fo:font-weight="bold" officeooo:rsid="0017a764" officeooo:paragraph-rsid="00060268" style:font-name-asian="TimesNewRomanPSMT" style:font-size-asian="12pt" style:font-weight-asian="bold" style:font-name-complex="TimesNewRomanPSMT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style="italic" fo:font-weight="bold" officeooo:rsid="0017b1d4" officeooo:paragraph-rsid="00060268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style:font-name="Times New Roman" fo:font-size="12pt" fo:font-style="italic" fo:font-weight="bold" officeooo:rsid="0017b1d4" officeooo:paragraph-rsid="00060268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 style:list-style-name="L1">
      <style:text-properties style:font-name="Times New Roman" fo:font-size="12pt" fo:font-weight="normal" officeooo:rsid="00147e77" officeooo:paragraph-rsid="00060268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rsid="00147e77" officeooo:paragraph-rsid="0006026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style:font-name="Times New Roman" fo:font-size="12pt" fo:font-weight="normal" officeooo:rsid="0017b1d4" officeooo:paragraph-rsid="00060268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style:font-name="Times New Roman" fo:font-size="12pt" fo:font-weight="normal" officeooo:rsid="001fe433" officeooo:paragraph-rsid="00060268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style:font-name="Times New Roman" fo:font-size="12pt" fo:font-weight="normal" officeooo:rsid="0017a764" officeooo:paragraph-rsid="00060268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style:font-name="Times New Roman" fo:font-size="12pt" fo:font-weight="normal" officeooo:rsid="0017b1d4" officeooo:paragraph-rsid="00060268" style:font-name-asian="TimesNewRomanPSMT" style:font-size-asian="12pt" style:font-weight-asian="normal" style:font-name-complex="TimesNewRomanPSMT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17b1d4" officeooo:paragraph-rsid="00060268" style:font-name-asian="TimesNewRomanPSMT" style:font-size-asian="12pt" style:font-weight-asian="normal" style:font-name-complex="TimesNewRomanPSMT" style:font-size-complex="12pt" style:font-weight-complex="normal"/>
    </style:style>
    <style:style style:name="P23" style:family="paragraph" style:parent-style-name="Standard" style:list-style-name="L1">
      <style:text-properties style:font-name="Times New Roman" fo:font-size="12pt" fo:font-weight="normal" officeooo:rsid="001955bf" officeooo:paragraph-rsid="00060268" style:font-name-asian="TimesNewRomanPSMT" style:font-size-asian="12pt" style:font-weight-asian="normal" style:font-name-complex="TimesNewRomanPSMT" style:font-size-complex="12pt" style:font-weight-complex="normal"/>
    </style:style>
    <style:style style:name="P24" style:family="paragraph" style:parent-style-name="Standard" style:list-style-name="L1">
      <style:text-properties style:font-name="Times New Roman" fo:font-size="13pt" fo:font-weight="bold" officeooo:rsid="0017b1d4" officeooo:paragraph-rsid="00060268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47e77" officeooo:paragraph-rsid="00060268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62300" officeooo:paragraph-rsid="00060268" style:font-size-asian="13pt" style:font-weight-asian="bold" style:font-size-complex="13pt" style:font-weight-complex="bold"/>
    </style:style>
    <style:style style:name="P27" style:family="paragraph" style:parent-style-name="Standard" style:list-style-name="L1">
      <style:text-properties style:font-name="Times New Roman" fo:font-size="13pt" fo:font-weight="bold" officeooo:rsid="0017a764" officeooo:paragraph-rsid="00060268" style:font-name-asian="TimesNewRomanPSMT" style:font-size-asian="13pt" style:font-weight-asian="bold" style:font-name-complex="TimesNewRomanPSMT" style:font-size-complex="13pt" style:font-weight-complex="bold"/>
    </style:style>
    <style:style style:name="P28" style:family="paragraph" style:parent-style-name="Standard" style:list-style-name="L3">
      <style:text-properties style:font-name="Times New Roman" officeooo:paragraph-rsid="00060268"/>
    </style:style>
    <style:style style:name="P29" style:family="paragraph" style:parent-style-name="Standard">
      <style:text-properties style:font-name="Times New Roman" officeooo:paragraph-rsid="00060268"/>
    </style:style>
    <style:style style:name="T1" style:family="text">
      <style:text-properties officeooo:rsid="00147e77"/>
    </style:style>
    <style:style style:name="T2" style:family="text">
      <style:text-properties officeooo:rsid="001fe433"/>
    </style:style>
    <style:style style:name="T3" style:family="text">
      <style:text-properties officeooo:rsid="0022499a"/>
    </style:style>
    <style:style style:name="T4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7" style:family="text">
      <style:text-properties officeooo:rsid="0017b1d4"/>
    </style:style>
    <style:style style:name="T8" style:family="text">
      <style:text-properties fo:font-style="italic" officeooo:rsid="0017b1d4" style:font-style-asian="italic" style:font-style-complex="italic"/>
    </style:style>
    <style:style style:name="T9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3" style:family="text">
      <style:text-properties fo:font-style="normal" officeooo:rsid="0017b1d4" style:font-style-asian="normal" style:font-style-complex="normal"/>
    </style:style>
    <style:style style:name="T14" style:family="text">
      <style:text-properties fo:font-style="normal" officeooo:rsid="00072218" style:font-style-asian="normal" style:font-style-complex="normal"/>
    </style:style>
    <style:style style:name="T15" style:family="text">
      <style:text-properties fo:font-weight="normal" officeooo:rsid="00147e77" style:font-weight-asian="normal" style:font-weight-complex="normal"/>
    </style:style>
    <style:style style:name="T16" style:family="text">
      <style:text-properties fo:font-weight="normal" officeooo:rsid="0022499a" style:font-weight-asian="normal" style:font-weight-complex="normal"/>
    </style:style>
    <style:style style:name="T17" style:family="text">
      <style:text-properties fo:font-weight="normal" officeooo:rsid="00162300" style:font-weight-asian="normal" style:font-weight-complex="normal"/>
    </style:style>
    <style:style style:name="T18" style:family="text">
      <style:text-properties fo:font-weight="normal" officeooo:rsid="001fe433" style:font-weight-asian="normal" style:font-weight-complex="normal"/>
    </style:style>
    <style:style style:name="T19" style:family="text">
      <style:text-properties fo:font-weight="normal" officeooo:rsid="0017b1d4" style:font-weight-asian="normal" style:font-weight-complex="normal"/>
    </style:style>
    <style:style style:name="T20" style:family="text">
      <style:text-properties fo:font-weight="normal" officeooo:rsid="001955bf" style:font-weight-asian="normal" style:font-weight-complex="normal"/>
    </style:style>
    <style:style style:name="T21" style:family="text">
      <style:text-properties fo:font-weight="normal" officeooo:rsid="002202a7" style:font-weight-asian="normal" style:font-weight-complex="normal"/>
    </style:style>
    <style:style style:name="T22" style:family="text">
      <style:text-properties fo:font-weight="normal" officeooo:rsid="00072218" style:font-weight-asian="normal" style:font-weight-complex="normal"/>
    </style:style>
    <style:style style:name="T23" style:family="text">
      <style:text-properties fo:font-weight="normal" officeooo:rsid="0008608a" style:font-weight-asian="normal" style:font-weight-complex="normal"/>
    </style:style>
    <style:style style:name="T24" style:family="text">
      <style:text-properties fo:font-weight="normal" officeooo:rsid="00089482" style:font-weight-asian="normal" style:font-weight-complex="normal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style:text-underline-style="solid" style:text-underline-width="auto" style:text-underline-color="font-color" officeooo:rsid="0017b1d4"/>
    </style:style>
    <style:style style:name="T27" style:family="text">
      <style:text-properties officeooo:rsid="001de9ab"/>
    </style:style>
    <style:style style:name="T28" style:family="text">
      <style:text-properties officeooo:rsid="00072218"/>
    </style:style>
    <style:style style:name="T29" style:family="text">
      <style:text-properties officeooo:rsid="0008608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C_</text:span><text:span text:style-name="T28">Definisci Bozza <text:s/>di Graduatoria 01</text:span></text:p>
      <text:p text:style-name="P2"/>
      <text:list xml:id="list30479714" text:style-name="L1">
        <text:list-item>
          <text:p text:style-name="P24">Nome del Test Case</text:p>
        </text:list-item>
      </text:list>
      <text:list xml:id="list30513376" text:style-name="L3">
        <text:list-header>
          <text:p text:style-name="P28"><text:span text:style-name="T4">Test Case TC_</text:span><text:span text:style-name="T6">DefinisciBozzaDiGraduatoria</text:span><text:span text:style-name="T5">_01</text:span></text:p>
        </text:list-header>
      </text:list>
      <text:p text:style-name="P7"/>
      <text:list xml:id="list30686592" text:continue-list="list30479714" text:style-name="L1">
        <text:list-item>
          <text:p text:style-name="P25">Test Case <text:span text:style-name="T7">Specification Identifier</text:span></text:p>
        </text:list-item>
      </text:list>
      <text:p text:style-name="P11"><text:span text:style-name="T7"><text:tab/></text:span><text:span text:style-name="T8">Caso d'uso da testare</text:span></text:p>
      <text:p text:style-name="P11"><text:span text:style-name="T10"><text:tab/></text:span><text:span text:style-name="T15">UC_</text:span><text:span text:style-name="T22">ACC_3.1</text:span><text:span text:style-name="T15"> –</text:span><text:span text:style-name="T17"> </text:span><text:span text:style-name="T22">Definisci Bozza di Graduatoria</text:span></text:p>
      <text:list xml:id="list30689017" text:continue-numbering="true" text:style-name="L1">
        <text:list-header>
          <text:p text:style-name="P14">Version date</text:p>
          <text:p text:style-name="P16">1<text:span text:style-name="T28">3</text:span>/12/12 </text:p>
          <text:p text:style-name="P14">Version number</text:p>
        </text:list-header>
      </text:list>
      <text:p text:style-name="P29"><text:span text:style-name="T7"><text:tab/></text:span>v. 1.0 </text:p>
      <text:p text:style-name="P15"><text:tab/>Version author</text:p>
      <text:p text:style-name="P17"><text:span text:style-name="T11"><text:tab/></text:span><text:span text:style-name="T14">Ferdinando Di Palma</text:span></text:p>
      <text:list xml:id="list30702656" text:continue-numbering="true" text:style-name="L1">
        <text:list-header>
          <text:p text:style-name="P16"/>
        </text:list-header>
        <text:list-item>
          <text:p text:style-name="P25">Elementi testati</text:p>
          <text:p text:style-name="P18">Il test riguarderà la componente <text:span text:style-name="T29">Gestione Graduatorie</text:span>, in particolare la funzionalità di<text:span text:style-name="T3"> </text:span><text:span text:style-name="T29">definizione della bozza di Graduatoria all'interno del sistema</text:span></text:p>
          <text:p text:style-name="P14">Riferimenti</text:p>
        </text:list-item>
      </text:list>
      <text:p text:style-name="P17"><text:tab/><text:span text:style-name="T7">Specifica dei requisiti</text:span></text:p>
      <text:p text:style-name="P17"/>
      <text:list xml:id="list30692886" text:continue-numbering="true" text:style-name="L1">
        <text:list-item>
          <text:p text:style-name="P8"><text:span text:style-name="T25">Input</text:span> </text:p>
          <text:p text:style-name="P9"><text:span text:style-name="T8">Data </text:span><text:span text:style-name="T9">-</text:span></text:p>
          <text:p text:style-name="P9"><text:span text:style-name="T8">Tables</text:span><text:span text:style-name="T7"> </text:span><text:span text:style-name="T2">-</text:span></text:p>
          <text:p text:style-name="P9"><text:span text:style-name="T8">Human</text:span><text:span text:style-name="T7"> </text:span><text:span text:style-name="T8">Action</text:span></text:p>
          <text:p text:style-name="P4"><text:span text:style-name="T19">L'utente visita l</text:span><text:span text:style-name="T20">a pagina</text:span><text:span text:style-name="T19"> di </text:span><text:span text:style-name="T23">Gestione bozza di Graduatoria e seleziona le domande da salvare nella bozza Graduatoria Parziale</text:span></text:p>
          <text:p text:style-name="P9"><text:span text:style-name="T8">Condition</text:span><text:span text:style-name="T7"> </text:span></text:p>
          <text:list>
            <text:list-header>
              <text:p text:style-name="P5">States</text:p>
              <text:list>
                <text:list-header>
                  <text:p text:style-name="P4"><text:span text:style-name="T26">Initial</text:span><text:span text:style-name="T7">: </text:span><text:span text:style-name="T19">Connessione dati attiva</text:span></text:p>
                  <text:p text:style-name="P4"><text:span text:style-name="T26">Intermediate</text:span><text:span text:style-name="T7">: </text:span><text:span text:style-name="T19">Connessione dati attiva</text:span></text:p>
                  <text:p text:style-name="P9"><text:span text:style-name="T12">Final</text:span><text:span text:style-name="T13">: </text:span><text:span text:style-name="T10">Connessione dati attiva</text:span></text:p>
                </text:list-header>
              </text:list>
              <text:p text:style-name="P5">Files</text:p>
              <text:list>
                <text:list-header>
                  <text:p text:style-name="P4"><text:span text:style-name="T26">Database</text:span><text:span text:style-name="T7">: </text:span></text:p>
                  <text:p text:style-name="P4"><text:span text:style-name="T26">Control files</text:span><text:span text:style-name="T7">: </text:span><text:span text:style-name="T19"><text:s/></text:span></text:p>
                  <text:p text:style-name="P4"><text:span text:style-name="T26">Transaction files</text:span><text:span text:style-name="T7">: </text:span></text:p>
                </text:list-header>
              </text:list>
            </text:list-header>
          </text:list>
          <text:p text:style-name="P14">Relationship</text:p>
          <text:p text:style-name="P14">Timing</text:p>
          <text:p text:style-name="P6"/>
        </text:list-item>
        <text:list-item>
          <text:p text:style-name="P26">Output</text:p>
          <text:p text:style-name="P9"><text:span text:style-name="T8">Tables</text:span><text:span text:style-name="T7"> -</text:span></text:p>
          <text:p text:style-name="P19">Il sistema visualizza i dati esatti relativi <text:span text:style-name="T3">a</text:span><text:span text:style-name="T29">lle domande di iscrizione effettuate e salva correttamente la bozza di graduatoria contenente le domande selezionate dall'utente</text:span></text:p>
          <text:p text:style-name="P10"><text:span text:style-name="T8">Human</text:span><text:span text:style-name="T7"> </text:span><text:span text:style-name="T8">Action</text:span></text:p>
          <text:p text:style-name="P9"><text:span text:style-name="T8">Condition</text:span><text:span text:style-name="T7"> </text:span></text:p>
          <text:list>
            <text:list-header>
              <text:p text:style-name="P5">States</text:p>
              <text:list>
                <text:list-header>
                  <text:p text:style-name="P4"><text:span text:style-name="T26">Initial</text:span><text:span text:style-name="T7">: </text:span></text:p>
                  <text:p text:style-name="P4"><text:span text:style-name="T26">Intermediate</text:span><text:span text:style-name="T7">: </text:span></text:p>
                  <text:p text:style-name="P9"><text:span text:style-name="T12">Final</text:span><text:span text:style-name="T13">: </text:span></text:p>
                </text:list-header>
              </text:list>
              <text:p text:style-name="P5">Files</text:p>
              <text:list>
                <text:list-header>
                  <text:p text:style-name="P4"><text:span text:style-name="T26">Database</text:span><text:span text:style-name="T7">: </text:span></text:p>
                  <text:p text:style-name="P4"><text:span text:style-name="T26">Control files</text:span><text:span text:style-name="T7">: </text:span><text:span text:style-name="T19"><text:s/></text:span></text:p>
                  <text:p text:style-name="P4"><text:soft-page-break/><text:span text:style-name="T26">Transaction files</text:span><text:span text:style-name="T7">: </text:span></text:p>
                </text:list-header>
              </text:list>
            </text:list-header>
          </text:list>
          <text:p text:style-name="P14">Relationship</text:p>
          <text:p text:style-name="P14">Timing</text:p>
          <text:p text:style-name="P14">Response Time</text:p>
          <text:p text:style-name="P14">Duration</text:p>
          <text:p text:style-name="P20"/>
        </text:list-item>
        <text:list-item>
          <text:p text:style-name="P12"><text:span text:style-name="T25">Test frame</text:span> </text:p>
        </text:list-item>
      </text:list>
      <text:p text:style-name="P13"><text:tab/><text:span text:style-name="T18">Tabella: dati </text:span><text:span text:style-name="T21">esatti</text:span></text:p>
      <text:p text:style-name="P13"><text:span text:style-name="T21"><text:tab/></text:span><text:span text:style-name="T24">Messaggio:bozza salvata correttamente</text:span></text:p>
      <text:p text:style-name="P22"/>
      <text:list xml:id="list30691206" text:continue-numbering="true" text:style-name="L1">
        <text:list-item>
          <text:p text:style-name="P27">Vincoli ambientali</text:p>
          <text:p text:style-name="P23">Connessione <text:span text:style-name="T2">con il database</text:span></text:p>
          <text:p text:style-name="P21"/>
        </text:list-item>
        <text:list-item>
          <text:p text:style-name="P27">Requisiti procedurali speciali</text:p>
          <text:p text:style-name="P21">Non ci sono particolari procedure speciali.</text:p>
          <text:p text:style-name="P21"/>
        </text:list-item>
        <text:list-item>
          <text:p text:style-name="P27">Dipendenze da altri Test Case</text:p>
          <text:p text:style-name="P21">Non ci sono particolari <text:span text:style-name="T27">dipendenze</text:span> <text:span text:style-name="T27">da altri casi di test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Arial-BoldItalicMT" svg:font-family="Arial-Bold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0:36:14.87</meta:creation-date>
    <dc:date>2012-12-13T10:56:11.74</dc:date>
    <meta:editing-duration>PT18M11S</meta:editing-duration>
    <meta:editing-cycles>4</meta:editing-cycles>
    <meta:generator>LibreOffice/3.6$Windows_x86 LibreOffice_project/da8c1e6-fd468f4-454e206-f42a4a9-143cfd</meta:generator>
    <meta:document-statistic meta:table-count="0" meta:image-count="0" meta:object-count="0" meta:page-count="2" meta:paragraph-count="58" meta:word-count="204" meta:character-count="1445" meta:non-whitespace-character-count="1282"/>
  </office:meta>
</office:document-meta>
</file>